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3fddb"/>
    </style:style>
    <style:style style:name="P4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8c80e"/>
    </style:style>
    <style:style style:name="T1" style:family="text">
      <style:text-properties officeooo:rsid="000921f8"/>
    </style:style>
    <style:style style:name="T2" style:family="text">
      <style:text-properties officeooo:rsid="0015568b"/>
    </style:style>
    <style:style style:name="T3" style:family="text">
      <style:text-properties officeooo:rsid="0016b682"/>
    </style:style>
    <style:style style:name="T4" style:family="text">
      <style:text-properties officeooo:rsid="001852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2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24 bit, stereo)</text:p>
      <text:p text:style-name="P2">====================================================</text:p>
      <text:p text:style-name="Preformatted_20_Text">Please verify correctness of peak meter and maximum peak meter programmatically. <text:s/>In “ITU-R BS.1770” mode, make sure that <text:span text:style-name="T4">measured</text:span> levels equal the <text:span text:style-name="T3">left </text:span>channel's level.</text:p>
      <text:p text:style-name="Preformatted_20_Text"/>
      <text:p text:style-name="Preformatted_20_Text">Given levels describe the left channel. <text:s/>The left channel is delayed by one second, while the right channel's level has been attenuated by 1.93 dB.</text:p>
      <text:p text:style-name="Preformatted_20_Text"/>
      <text:p text:style-name="Preformatted_20_Text">00:00.000 - 00:02.000 <text:s/>silence</text:p>
      <text:p text:style-name="Preformatted_20_Text">00:02.000 - 00:07.000 <text:s/>square wave ( <text:s/>20 Hz, -41.0 dB FS peak)</text:p>
      <text:p text:style-name="Preformatted_20_Text"/>
      <text:p text:style-name="Preformatted_20_Text"><text:s text:c="23"/>[left <text:s/>peak meter should read -21.00 dB (K-20)]</text:p>
      <text:p text:style-name="Preformatted_20_Text"><text:s text:c="23"/>[right peak meter should read -22.93 dB (K-20)]</text:p>
      <text:p text:style-name="Preformatted_20_Text"/>
      <text:p text:style-name="Preformatted_20_Text"><text:s text:c="23"/>[left <text:s/>maximum peak should read -21.00 dB (K-20)]</text:p>
      <text:p text:style-name="Preformatted_20_Text"><text:s text:c="23"/>[right maximum peak should read -22.93 dB (K-20)]</text:p>
      <text:p text:style-name="Preformatted_20_Text"/>
      <text:p text:style-name="Preformatted_20_Text">00:07.000 - 00:09.000 <text:s/>silence</text:p>
      <text:p text:style-name="Preformatted_20_Text">00:09.000 - 00:14.000 <text:s/>square wave ( 180 Hz, -29.0 dB FS peak)</text:p>
      <text:p text:style-name="Preformatted_20_Text"/>
      <text:p text:style-name="Preformatted_20_Text"><text:s text:c="23"/>[left <text:s/>peak meter should read <text:s/>-9.00 dB (K-20)]</text:p>
      <text:p text:style-name="Preformatted_20_Text"><text:s text:c="23"/>[right peak meter should read -10.93 dB (K-20)]</text:p>
      <text:p text:style-name="Preformatted_20_Text"/>
      <text:p text:style-name="Preformatted_20_Text"><text:s text:c="23"/>[left <text:s/>maximum peak should read <text:s/>-9.00 dB (K-20)]</text:p>
      <text:p text:style-name="Preformatted_20_Text"><text:s text:c="23"/>[right maximum peak should read -10.93 dB (K-20)]</text:p>
      <text:p text:style-name="Preformatted_20_Text"/>
      <text:p text:style-name="Preformatted_20_Text">00:14.000 - 00:16.000 <text:s/>silence</text:p>
      <text:p text:style-name="Preformatted_20_Text">00:16.000 - 00:21.000 <text:s/>square wave ( 530 Hz, -17.5 dB FS peak)</text:p>
      <text:p text:style-name="Preformatted_20_Text"/>
      <text:p text:style-name="Preformatted_20_Text"><text:s text:c="23"/>[left <text:s/>peak meter should read <text:s/>+2.50 dB (K-20)]</text:p>
      <text:p text:style-name="Preformatted_20_Text"><text:s text:c="23"/>[right peak meter should read <text:s/>+0.57 dB (K-20)]</text:p>
      <text:p text:style-name="Preformatted_20_Text"/>
      <text:p text:style-name="Preformatted_20_Text"><text:s text:c="23"/>[left <text:s/>maximum peak should read <text:s/>+2.50 dB (K-20)]</text:p>
      <text:p text:style-name="Preformatted_20_Text"><text:s text:c="23"/>[right maximum peak should read <text:s/>+0.57 dB (K-20)]</text:p>
      <text:p text:style-name="Preformatted_20_Text"/>
      <text:p text:style-name="Preformatted_20_Text"><text:soft-page-break/>00:21.000 - 00:23.000 <text:s/>silence</text:p>
      <text:p text:style-name="Preformatted_20_Text">00:23.000 - 00:28.000 <text:s/>square wave (1111 Hz, <text:s/>-8.3 dB FS peak)</text:p>
      <text:p text:style-name="Preformatted_20_Text"/>
      <text:p text:style-name="Preformatted_20_Text"><text:s text:c="23"/>[left <text:s/>peak meter should read +11.70 dB (K-20)]</text:p>
      <text:p text:style-name="Preformatted_20_Text"><text:s text:c="23"/>[right peak meter should read <text:s/>+9.77 dB (K-20)]</text:p>
      <text:p text:style-name="Preformatted_20_Text"/>
      <text:p text:style-name="Preformatted_20_Text"><text:s text:c="23"/>[left <text:s/>maximum peak should read +11.70 dB (K-20)]</text:p>
      <text:p text:style-name="Preformatted_20_Text"><text:s text:c="23"/>[right maximum peak should read <text:s/>+9.77 dB (K-20)]</text:p>
      <text:p text:style-name="Preformatted_20_Text"/>
      <text:p text:style-name="Preformatted_20_Text">00:28.000 - 00:30.000 <text:s/>silence</text:p>
      <text:p text:style-name="Preformatted_20_Text">00:30.000 - 00:35.000 <text:s/>square wave (1501 Hz, <text:s/>-0.1 dB FS peak)</text:p>
      <text:p text:style-name="Preformatted_20_Text"/>
      <text:p text:style-name="Preformatted_20_Text"><text:s text:c="23"/>[left <text:s/>peak meter should read +19.90 dB (K-20)]</text:p>
      <text:p text:style-name="Preformatted_20_Text"><text:s text:c="23"/>[right peak meter should read +17.97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35.000 - 00:37.000 <text:s/>silence</text:p>
      <text:p text:style-name="Preformatted_20_Text">00:37.000 - 00:42.000 <text:s/>square wave (2890 Hz, -36.0 dB FS peak)</text:p>
      <text:p text:style-name="Preformatted_20_Text"/>
      <text:p text:style-name="Preformatted_20_Text"><text:s text:c="23"/>[left <text:s/>peak meter should read -16.00 dB (K-20)]</text:p>
      <text:p text:style-name="Preformatted_20_Text"><text:s text:c="23"/>[right peak meter should read -17.9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2.000 - 00:44.000 <text:s/>silence</text:p>
      <text:p text:style-name="Preformatted_20_Text">00:44.000 - 00:49.000 <text:s/>square wave (4190 Hz, -69.5 dB FS peak)</text:p>
      <text:p text:style-name="Preformatted_20_Text"/>
      <text:p text:style-name="Preformatted_20_Text"><text:s text:c="23"/>[left <text:s/>peak meter should read -49.50 dB (K-20)]</text:p>
      <text:p text:style-name="Preformatted_20_Text"><text:s text:c="23"/>[right peak meter should read -51.4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9.000 - 00:51.000 <text:s/>silence</text:p>
      <text:p text:style-name="Preformatted_20_Text">00:51.000 - 00:56.000 <text:s/>square wave (8345 Hz, -85.0 dB FS peak)</text:p>
      <text:p text:style-name="Preformatted_20_Text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reformatted_20_Text"><text:s text:c="23"/>[left <text:s/>peak meter should read -65.05 dB (K-20)]</text:p>
      <text:p text:style-name="Preformatted_20_Text"><text:s text:c="23"/>[right peak meter should read -66.99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56.000 - 00:59.000 <text:s/>silence</text:p>
      <text:p text:style-name="Preformatted_20_Text"/>
      <text:p text:style-name="P4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3">Channel: <text:s/><text:span text:style-name="T1">RMS: </text:span>All,<text:span text:style-name="T1"> ITU-R: 1</text:span></text:p>
      <text:p text:style-name="Preformatted_20_Text">Display: <text:s/>[x] Peak meter level</text:p>
      <text:p text:style-name="P5"><text:s text:c="10"/>[ ] Average meter level</text:p>
      <text:p text:style-name="P5"><text:s text:c="10"/>[x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12-20T17:24:23.246747733</dc:date>
    <dc:creator>Martin Zuther</dc:creator>
    <meta:editing-duration>PT17M20S</meta:editing-duration>
    <meta:editing-cycles>25</meta:editing-cycles>
    <meta:document-statistic meta:table-count="0" meta:image-count="0" meta:object-count="0" meta:page-count="3" meta:paragraph-count="84" meta:word-count="637" meta:character-count="4972" meta:non-whitespace-character-count="3463"/>
  </office:meta>
</office:document-meta>
</file>